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Arial Black'" style:font-family-asian="'Arial Black'" style:font-family-complex="'Arial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Black'" style:font-family-asian="'Arial Black'" style:font-family-complex="'Arial Black'"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Arial Black'" style:font-family-asian="'Arial Black'" style:font-family-complex="'Arial Black'"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Arial Black'" style:font-family-asian="'Arial Black'" style:font-family-complex="'Arial Black'"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Arial Black'" style:font-family-asian="'Arial Black'" style:font-family-complex="'Arial Black'"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Arial Black'" style:font-family-asian="'Arial Black'" style:font-family-complex="'Arial Black'"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Verdana" style:font-family-asian="Verdana" style:font-family-complex="Verdan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Verdana" style:font-family-asian="Verdana" style:font-family-complex="Verdan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Verdana" style:font-family-asian="Verdana" style:font-family-complex="Verdan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Verdana" style:font-family-asian="Verdana" style:font-family-complex="Verdan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Verdana" style:font-family-asian="Verdana" style:font-family-complex="Verdan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Arial Black'" style:font-family-asian="'Arial Black'" style:font-family-complex="'Arial Black'" fo:background-color="transparent" style:use-window-font-color="true"/>
    </style:style>
    <style:style style:name="T28" style:family="text">
      <style:text-properties fo:font-size="12.00pt" fo:font-weight="normal" fo:font-family="Verdana" style:font-family-asian="Verdana" style:font-family-complex="Verdan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Verdana" style:font-family-asian="Verdana" style:font-family-complex="Verdan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Verdana" style:font-family-asian="Verdana" style:font-family-complex="Verdana" fo:background-color="transparent" style:use-window-font-color="true"/>
    </style:style>
    <style:style style:name="T33" style:family="text">
      <style:text-properties fo:font-size="16.00pt" fo:font-weight="bold" fo:font-family="Verdana" style:font-family-asian="Verdana" style:font-family-complex="Verdana" fo:background-color="transparent" style:use-window-font-color="true"/>
    </style:style>
    <style:style style:name="T34" style:family="text">
      <style:text-properties fo:font-size="16.00pt" style:text-position="super" fo:font-weight="bold" fo:font-family="Verdana" style:font-family-asian="Verdana" style:font-family-complex="Verdan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Verdana" style:font-family-asian="Verdana" style:font-family-complex="Verdan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Verdana" style:font-family-asian="Verdana" style:font-family-complex="Verdan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Verdana" style:font-family-asian="Verdana" style:font-family-complex="Verdana"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Verdana" style:font-family-asian="Verdana" style:font-family-complex="Verdana"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Verdana" style:font-family-asian="Verdana" style:font-family-complex="Verdana" fo:background-color="transparent" style:use-window-font-color="true"/>
    </style:style>
    <style:style style:name="T45" style:family="text">
      <style:text-properties fo:font-size="12.00pt" fo:font-weight="normal" fo:font-family="Verdana" style:font-family-asian="Verdana" style:font-family-complex="Verdana"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Verdana" style:font-family-asian="Verdana" style:font-family-complex="Verdana"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Verdana" style:font-family-asian="Verdana" style:font-family-complex="Verdana"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Verdana" style:font-family-asian="Verdana" style:font-family-complex="Verdana"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bold" fo:font-family="'Arial Black'" style:font-family-asian="'Arial Black'" style:font-family-complex="'Arial Black'" fo:background-color="transparent" style:use-window-font-color="true"/>
    </style:style>
    <style:style style:name="T54" style:family="text">
      <style:text-properties fo:font-size="12.00pt" fo:font-weight="normal" fo:font-family="Verdana" style:font-family-asian="Verdana" style:font-family-complex="Verdan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Verdana" style:font-family-asian="Verdana" style:font-family-complex="Verdana"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Verdana" style:font-family-asian="Verdana" style:font-family-complex="Verdana"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Arial Black'" style:font-family-asian="'Arial Black'" style:font-family-complex="'Arial Black'" fo:background-color="transparent" style:use-window-font-color="true"/>
    </style:style>
    <style:style style:name="T61" style:family="text">
      <style:text-properties fo:font-size="12.00pt" fo:font-weight="normal" fo:font-family="Verdana" style:font-family-asian="Verdana" style:font-family-complex="Verdana"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Verdana" style:font-family-asian="Verdana" style:font-family-complex="Verdana"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Verdana" style:font-family-asian="Verdana" style:font-family-complex="Verdana"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Verdana" style:font-family-asian="Verdana" style:font-family-complex="Verdana"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bold" fo:font-family="'Arial Black'" style:font-family-asian="'Arial Black'" style:font-family-complex="'Arial Black'"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Verdana" style:font-family-asian="Verdana" style:font-family-complex="Verdana" fo:background-color="transparent" style:use-window-font-color="true"/>
    </style:style>
    <style:style style:name="T72" style:family="text">
      <style:text-properties fo:font-size="12.00pt" fo:font-weight="normal" fo:font-family="Verdana" style:font-family-asian="Verdana" style:font-family-complex="Verdana" fo:background-color="transparent" style:use-window-font-color="true"/>
    </style:style>
    <style:style style:name="T73" style:family="text">
      <style:text-properties fo:font-size="12.00pt" fo:font-weight="normal" fo:font-family="Verdana" style:font-family-asian="Verdana" style:font-family-complex="Verdana" fo:background-color="transparent" style:use-window-font-color="true"/>
    </style:style>
    <style:style style:name="T74" style:family="text">
      <style:text-properties fo:font-size="12.00pt" fo:font-weight="normal" fo:font-family="Verdana" style:font-family-asian="Verdana" style:font-family-complex="Verdana" fo:background-color="transparent" style:use-window-font-color="true"/>
    </style:style>
    <style:style style:name="T75" style:family="text">
      <style:text-properties fo:font-size="12.00pt" fo:font-weight="normal" fo:font-family="Verdana" style:font-family-asian="Verdana" style:font-family-complex="Verdana" fo:background-color="transparent" style:use-window-font-color="true"/>
    </style:style>
    <style:style style:name="T76" style:family="text">
      <style:text-properties fo:font-size="12.00pt" fo:font-weight="normal" fo:font-family="Verdana" style:font-family-asian="Verdana" style:font-family-complex="Verdana" fo:background-color="transparent" style:use-window-font-color="true"/>
    </style:style>
    <style:style style:name="T77" style:family="text">
      <style:text-properties fo:font-size="12.00pt" fo:font-weight="normal" fo:font-family="Verdana" style:font-family-asian="Verdana" style:font-family-complex="Verdana" fo:background-color="transparent" style:use-window-font-color="true"/>
    </style:style>
    <style:style style:name="T78" style:family="text">
      <style:text-properties fo:font-size="12.00pt" fo:font-weight="normal" fo:font-family="Verdana" style:font-family-asian="Verdana" style:font-family-complex="Verdana"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Verdana" style:font-family-asian="Verdana" style:font-family-complex="Verdana" fo:background-color="transparent" style:use-window-font-color="true"/>
    </style:style>
    <style:style style:name="T81" style:family="text">
      <style:text-properties fo:font-size="12.00pt" fo:font-weight="normal" fo:font-family="Verdana" style:font-family-asian="Verdana" style:font-family-complex="Verdana" fo:background-color="transparent" style:use-window-font-color="true"/>
    </style:style>
    <style:style style:name="T82" style:family="text">
      <style:text-properties fo:font-size="12.00pt" fo:font-weight="bold" fo:font-family="Verdana" style:font-family-asian="Verdana" style:font-family-complex="Verdana" fo:background-color="transparent" style:use-window-font-color="true"/>
    </style:style>
    <style:style style:name="T83" style:family="text">
      <style:text-properties fo:font-size="12.00pt" fo:font-weight="normal" fo:font-family="Verdana" style:font-family-asian="Verdana" style:font-family-complex="Verdana" fo:background-color="transparent" style:use-window-font-color="true"/>
    </style:style>
    <style:style style:name="T84" style:family="text">
      <style:text-properties fo:font-size="12.00pt" fo:font-weight="normal" fo:font-family="Verdana" style:font-family-asian="Verdana" style:font-family-complex="Verdana" fo:background-color="transparent" style:use-window-font-color="true"/>
    </style:style>
    <style:style style:name="T85" style:family="text">
      <style:text-properties fo:font-size="12.00pt" fo:font-weight="normal" fo:font-family="Verdana" style:font-family-asian="Verdana" style:font-family-complex="Verdana"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Verdana" style:font-family-asian="Verdana" style:font-family-complex="Verdana" fo:background-color="transparent" style:use-window-font-color="true"/>
    </style:style>
    <style:style style:name="T88" style:family="text">
      <style:text-properties fo:font-size="12.00pt" fo:font-weight="normal" fo:font-family="Verdana" style:font-family-asian="Verdana" style:font-family-complex="Verdana" fo:background-color="transparent" style:use-window-font-color="true"/>
    </style:style>
    <style:style style:name="T89" style:family="text">
      <style:text-properties fo:font-size="12.00pt" fo:font-weight="bold" fo:font-family="Verdana" style:font-family-asian="Verdana" style:font-family-complex="Verdana" fo:background-color="transparent" style:use-window-font-color="true"/>
    </style:style>
    <style:style style:name="T90" style:family="text">
      <style:text-properties fo:font-size="12.00pt" fo:font-weight="normal" fo:font-family="Verdana" style:font-family-asian="Verdana" style:font-family-complex="Verdana" fo:background-color="transparent" style:use-window-font-color="true"/>
    </style:style>
    <style:style style:name="T91" style:family="text">
      <style:text-properties fo:font-size="12.00pt" fo:font-weight="bold" fo:font-family="Verdana" style:font-family-asian="Verdana" style:font-family-complex="Verdana" fo:background-color="transparent" style:use-window-font-color="true"/>
    </style:style>
    <style:style style:name="T92" style:family="text">
      <style:text-properties fo:font-size="12.00pt" fo:font-weight="normal" fo:font-family="Verdana" style:font-family-asian="Verdana" style:font-family-complex="Verdana" fo:background-color="transparent" style:use-window-font-color="true"/>
    </style:style>
    <style:style style:name="T93" style:family="text">
      <style:text-properties fo:font-size="12.00pt" fo:font-weight="normal" fo:font-family="Verdana" style:font-family-asian="Verdana" style:font-family-complex="Verdana" fo:background-color="transparent" style:use-window-font-color="true"/>
    </style:style>
    <style:style style:name="T94" style:family="text">
      <style:text-properties fo:font-size="12.00pt" fo:font-weight="normal" fo:font-family="Verdana" style:font-family-asian="Verdana" style:font-family-complex="Verdana" fo:background-color="transparent" style:use-window-font-color="true"/>
    </style:style>
    <style:style style:name="T95" style:family="text">
      <style:text-properties fo:font-size="12.00pt" fo:font-weight="normal" fo:font-family="Verdana" style:font-family-asian="Verdana" style:font-family-complex="Verdana" fo:background-color="transparent" style:use-window-font-color="true"/>
    </style:style>
    <style:style style:name="T96" style:family="text">
      <style:text-properties fo:font-size="12.00pt" fo:font-weight="normal" fo:font-family="Verdana" style:font-family-asian="Verdana" style:font-family-complex="Verdana" fo:background-color="transparent" style:use-window-font-color="true"/>
    </style:style>
    <style:style style:name="T97" style:family="text">
      <style:text-properties fo:font-size="12.00pt" fo:font-weight="normal" fo:font-family="Verdana" style:font-family-asian="Verdana" style:font-family-complex="Verdana" fo:background-color="transparent" style:use-window-font-color="true"/>
    </style:style>
    <style:style style:name="T98" style:family="text">
      <style:text-properties fo:font-size="12.00pt" fo:font-weight="normal" fo:font-family="Verdana" style:font-family-asian="Verdana" style:font-family-complex="Verdana" fo:background-color="transparent" style:use-window-font-color="true"/>
    </style:style>
    <style:style style:name="T99" style:family="text">
      <style:text-properties fo:font-size="12.00pt" fo:font-weight="normal" fo:font-family="Verdana" style:font-family-asian="Verdana" style:font-family-complex="Verdana" fo:background-color="transparent" style:use-window-font-color="true"/>
    </style:style>
    <style:style style:name="T100" style:family="text">
      <style:text-properties fo:font-size="12.00pt" fo:font-weight="normal" fo:font-family="Verdana" style:font-family-asian="Verdana" style:font-family-complex="Verdana" fo:background-color="transparent" style:use-window-font-color="true"/>
    </style:style>
    <style:style style:name="T101" style:family="text">
      <style:text-properties fo:font-size="12.00pt" fo:font-weight="normal" fo:font-family="Verdana" style:font-family-asian="Verdana" style:font-family-complex="Verdana" fo:background-color="transparent" style:use-window-font-color="true"/>
    </style:style>
    <style:style style:name="T102" style:family="text">
      <style:text-properties fo:font-size="12.00pt" fo:font-weight="normal" fo:font-family="Verdana" style:font-family-asian="Verdana" style:font-family-complex="Verdana" fo:background-color="transparent" style:use-window-font-color="true"/>
    </style:style>
    <style:style style:name="T103" style:family="text">
      <style:text-properties fo:font-size="12.00pt" fo:font-weight="normal" fo:font-family="Verdana" style:font-family-asian="Verdana" style:font-family-complex="Verdana" fo:background-color="transparent" style:use-window-font-color="true"/>
    </style:style>
    <style:style style:name="T104" style:family="text">
      <style:text-properties fo:font-size="12.00pt" fo:font-weight="normal" fo:font-family="Verdana" style:font-family-asian="Verdana" style:font-family-complex="Verdana" fo:background-color="transparent" style:use-window-font-color="true"/>
    </style:style>
    <style:style style:name="T105" style:family="text">
      <style:text-properties fo:font-size="12.00pt" fo:font-weight="normal" fo:font-family="Verdana" style:font-family-asian="Verdana" style:font-family-complex="Verdana" fo:background-color="transparent" style:use-window-font-color="true"/>
    </style:style>
    <style:style style:name="T106" style:family="text">
      <style:text-properties fo:font-size="12.00pt" fo:font-weight="normal" fo:font-family="Verdana" style:font-family-asian="Verdana" style:font-family-complex="Verdana"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bold" fo:font-family="Verdana" style:font-family-asian="Verdana" style:font-family-complex="Verdana" fo:background-color="transparent" style:use-window-font-color="true"/>
    </style:style>
    <style:style style:name="P1" style:family="paragraph">
      <style:paragraph-properties fo:line-height="115.00%" fo:text-align="center" fo:margin-right="-46.20pt" fo:margin-bottom="10.00pt">
        <style:tab-stops>
          <style:tab-stop style:position="461.50pt"/>
        </style:tab-stops>
      </style:paragraph-properties>
    </style:style>
    <style:style style:name="P2" style:family="paragraph">
      <style:paragraph-properties fo:line-height="150.00%" fo:text-align="left" fo:margin-right="-46.20pt" fo:margin-bottom="10.00pt">
        <style:tab-stops>
          <style:tab-stop style:position="461.50pt"/>
        </style:tab-stops>
      </style:paragraph-properties>
    </style:style>
    <style:style style:name="P3" style:family="paragraph">
      <style:paragraph-properties fo:line-height="115.00%" fo:text-align="center" fo:margin-right="-46.20pt" fo:margin-bottom="10.00pt">
        <style:tab-stops>
          <style:tab-stop style:position="461.50pt"/>
        </style:tab-stops>
      </style:paragraph-properties>
    </style:style>
    <style:style style:name="P4" style:family="paragraph">
      <style:paragraph-properties fo:line-height="115.00%" fo:text-align="right" fo:margin-right="-46.20pt" fo:margin-bottom="10.00pt">
        <style:tab-stops>
          <style:tab-stop style:position="461.50pt"/>
        </style:tab-stops>
      </style:paragraph-properties>
    </style:style>
    <style:style style:name="P5" style:family="paragraph">
      <style:paragraph-properties fo:line-height="115.00%" fo:text-align="center" fo:margin-right="-46.20pt" fo:margin-bottom="10.00pt">
        <style:tab-stops>
          <style:tab-stop style:position="461.50pt"/>
        </style:tab-stops>
      </style:paragraph-properties>
    </style:style>
    <style:style style:name="P6" style:family="paragraph">
      <style:paragraph-properties fo:line-height="100.00%" fo:text-align="justify" fo:margin-right="-46.20pt" fo:margin-bottom="10.00pt">
        <style:tab-stops>
          <style:tab-stop style:position="461.50pt"/>
        </style:tab-stops>
      </style:paragraph-properties>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8" style:family="paragraph">
      <style:paragraph-properties fo:line-height="100.00%" fo:text-align="justify" fo:margin-right="-46.20pt" fo:margin-bottom="10.00pt">
        <style:tab-stops>
          <style:tab-stop style:position="461.50pt"/>
        </style:tab-stops>
      </style:paragraph-properties>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10" style:family="paragraph">
      <style:paragraph-properties fo:line-height="100.00%" fo:text-align="justify" fo:margin-right="-46.20pt" fo:margin-bottom="10.00pt">
        <style:tab-stops>
          <style:tab-stop style:position="461.50pt"/>
        </style:tab-stops>
      </style:paragraph-properties>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12" style:family="paragraph">
      <style:paragraph-properties fo:line-height="100.00%" fo:text-align="justify" fo:margin-right="-46.20pt" fo:margin-bottom="10.00pt">
        <style:tab-stops>
          <style:tab-stop style:position="461.50pt"/>
        </style:tab-stops>
      </style:paragraph-properties>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14" style:family="paragraph">
      <style:paragraph-properties fo:line-height="100.00%" fo:text-align="justify" fo:margin-right="-46.20pt" fo:margin-bottom="10.00pt">
        <style:tab-stops>
          <style:tab-stop style:position="461.50pt"/>
        </style:tab-stops>
      </style:paragraph-properties>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16" style:family="paragraph">
      <style:paragraph-properties fo:line-height="100.00%" fo:text-align="justify" fo:margin-right="-46.20pt" fo:margin-bottom="10.00pt">
        <style:tab-stops>
          <style:tab-stop style:position="461.50pt"/>
        </style:tab-stops>
      </style:paragraph-properties>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18" style:family="paragraph">
      <style:paragraph-properties fo:line-height="100.00%" fo:text-align="justify" fo:margin-right="-46.20pt" fo:margin-bottom="10.00pt">
        <style:tab-stops>
          <style:tab-stop style:position="461.50pt"/>
        </style:tab-stops>
      </style:paragraph-properties>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00.00%" fo:text-align="justify" fo:margin-left="-18.00pt" fo:text-indent="18.00pt" fo:margin-right="-46.20pt" fo:margin-bottom="10.00pt">
        <style:tab-stops>
          <style:tab-stop style:position="389.50pt"/>
        </style:tab-stops>
      </style:paragraph-properties>
    </style:style>
    <style:style style:name="P20" style:family="paragraph">
      <style:paragraph-properties fo:line-height="100.00%" fo:text-align="justify" fo:margin-right="-46.20pt" fo:margin-bottom="10.00pt">
        <style:tab-stops>
          <style:tab-stop style:position="461.50pt"/>
        </style:tab-stops>
      </style:paragraph-properties>
    </style:style>
    <style:style style:name="P21" style:family="paragraph">
      <style:paragraph-properties fo:line-height="115.00%" fo:text-align="left" fo:margin-right="-46.20pt" fo:margin-bottom="10.00pt">
        <style:tab-stops>
          <style:tab-stop style:position="461.50pt"/>
        </style:tab-stops>
      </style:paragraph-properties>
    </style:style>
    <style:style style:name="P22" style:family="paragraph">
      <style:paragraph-properties fo:line-height="115.00%" fo:text-align="justify" fo:margin-right="-46.20pt" fo:margin-bottom="10.00pt">
        <style:tab-stops>
          <style:tab-stop style:position="461.50pt"/>
        </style:tab-stops>
      </style:paragraph-properties>
    </style:style>
    <style:style style:name="P23" style:family="paragraph">
      <style:paragraph-properties fo:line-height="100.00%" fo:text-align="justify" fo:margin-right="-46.20pt" fo:margin-bottom="10.00pt">
        <style:tab-stops>
          <style:tab-stop style:position="461.50pt"/>
        </style:tab-stops>
      </style:paragraph-properties>
    </style:style>
    <style:style style:name="P24" style:family="paragraph">
      <style:paragraph-properties fo:line-height="115.00%" fo:text-align="justify" fo:margin-right="-46.20pt" fo:margin-bottom="10.00pt">
        <style:tab-stops>
          <style:tab-stop style:position="461.50pt"/>
        </style:tab-stops>
      </style:paragraph-properties>
    </style:style>
    <style:style style:name="P25" style:family="paragraph">
      <style:paragraph-properties fo:line-height="115.00%" fo:text-align="center" fo:margin-right="-46.20pt" fo:margin-bottom="10.00pt">
        <style:tab-stops>
          <style:tab-stop style:position="461.50pt"/>
        </style:tab-stops>
      </style:paragraph-properties>
    </style:style>
    <style:style style:name="P26" style:family="paragraph">
      <style:paragraph-properties fo:line-height="115.00%" fo:text-align="justify" fo:margin-right="-46.20pt" fo:margin-bottom="10.00pt">
        <style:tab-stops>
          <style:tab-stop style:position="461.50pt"/>
        </style:tab-stops>
      </style:paragraph-properties>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justify" fo:margin-right="-46.20pt" fo:margin-bottom="10.00pt">
        <style:tab-stops>
          <style:tab-stop style:position="317.50pt"/>
        </style:tab-stops>
      </style:paragraph-properties>
    </style:style>
    <style:style style:name="P28" style:family="paragraph">
      <style:paragraph-properties fo:line-height="115.00%" fo:text-align="justify" fo:margin-right="-46.20pt" fo:margin-bottom="10.00pt">
        <style:tab-stops>
          <style:tab-stop style:position="461.50pt"/>
        </style:tab-stops>
      </style:paragraph-properties>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justify" fo:margin-right="-46.20pt" fo:margin-bottom="10.00pt">
        <style:tab-stops>
          <style:tab-stop style:position="317.50pt"/>
        </style:tab-stops>
      </style:paragraph-properties>
    </style:style>
    <style:style style:name="P30" style:family="paragraph">
      <style:paragraph-properties fo:line-height="115.00%" fo:text-align="justify" fo:margin-right="-46.20pt" fo:margin-bottom="10.00pt">
        <style:tab-stops>
          <style:tab-stop style:position="461.50pt"/>
        </style:tab-stops>
      </style:paragraph-properties>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justify" fo:margin-right="-46.20pt" fo:margin-bottom="10.00pt">
        <style:tab-stops>
          <style:tab-stop style:position="317.50pt"/>
        </style:tab-stops>
      </style:paragraph-properties>
    </style:style>
    <style:style style:name="P32" style:family="paragraph">
      <style:paragraph-properties fo:line-height="115.00%" fo:text-align="justify" fo:margin-right="-46.20pt" fo:margin-bottom="10.00pt">
        <style:tab-stops>
          <style:tab-stop style:position="461.50pt"/>
        </style:tab-stops>
      </style:paragraph-properties>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justify" fo:margin-right="-46.20pt" fo:margin-bottom="10.00pt">
        <style:tab-stops>
          <style:tab-stop style:position="317.50pt"/>
        </style:tab-stops>
      </style:paragraph-properties>
    </style:style>
    <style:style style:name="P34" style:family="paragraph">
      <style:paragraph-properties fo:line-height="115.00%" fo:text-align="justify" fo:margin-right="-46.20pt" fo:margin-bottom="10.00pt">
        <style:tab-stops>
          <style:tab-stop style:position="461.50pt"/>
        </style:tab-stops>
      </style:paragraph-properties>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justify" fo:margin-right="-46.20pt" fo:margin-bottom="10.00pt">
        <style:tab-stops>
          <style:tab-stop style:position="317.50pt"/>
        </style:tab-stops>
      </style:paragraph-properties>
    </style:style>
    <style:style style:name="P36" style:family="paragraph">
      <style:paragraph-properties fo:line-height="115.00%" fo:text-align="justify" fo:margin-right="-46.20pt" fo:margin-bottom="10.00pt">
        <style:tab-stops>
          <style:tab-stop style:position="461.50pt"/>
        </style:tab-stops>
      </style:paragraph-properties>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15.00%" fo:text-align="justify" fo:margin-right="-46.20pt" fo:margin-bottom="10.00pt">
        <style:tab-stops>
          <style:tab-stop style:position="317.50pt"/>
        </style:tab-stops>
      </style:paragraph-properties>
    </style:style>
    <style:style style:name="P38" style:family="paragraph">
      <style:paragraph-properties fo:line-height="115.00%" fo:text-align="justify" fo:margin-right="-46.20pt" fo:margin-bottom="10.00pt">
        <style:tab-stops>
          <style:tab-stop style:position="461.50pt"/>
        </style:tab-stops>
      </style:paragraph-properties>
    </style:style>
  </office:automatic-styles>
  <office:body>
    <office:text>
      <text:p text:style-name="P1"><text:span text:style-name="T1">CROSS RIVER UNIVERSITY OF TECHNOLOGY (CRUTECH) CALABAR</text:span></text:p>
      <text:p text:style-name="P1"><text:span text:style-name="T2"/></text:p>
      <text:p text:style-name="P1"><text:span text:style-name="T3">AN ASSIGNMENT</text:span></text:p>
      <text:p text:style-name="P1"><text:span text:style-name="T3">WRITTEN BY:</text:span></text:p>
      <text:p text:style-name="P2"><text:span text:style-name="T4"/></text:p>
      <text:p text:style-name="P2"><text:span text:style-name="T5">NAME: ADOGA ROBERT UKUROWO</text:span></text:p>
      <text:p text:style-name="P2"><text:span text:style-name="T5">REG. NO: 17/CSC/010</text:span></text:p>
      <text:p text:style-name="P2"><text:span text:style-name="T5">DEPARTMENT: COMPUTER SCIENCE</text:span></text:p>
      <text:p text:style-name="P2"><text:span text:style-name="T5">COURSE TITLE: PHILOSOPHY OF SCIENCE</text:span></text:p>
      <text:p text:style-name="P2"><text:span text:style-name="T5">COURSE CODE: GSS1202</text:span></text:p>
      <text:p text:style-name="P3"><text:span text:style-name="T5">SUBMITTED TO </text:span></text:p>
      <text:p text:style-name="P3"><text:span text:style-name="T5">DR. VALENTINE NTUI</text:span></text:p>
      <text:p text:style-name="P3"><text:span text:style-name="T5">(COURSE LECTURER)</text:span></text:p>
      <text:p text:style-name="P3"><text:span text:style-name="T6"/></text:p>
      <text:p text:style-name="P3"><text:span text:style-name="T7">IN PARTIAL FULFILMENT OF THE COURSE REQUIREMENT.</text:span></text:p>
      <text:p text:style-name="P3"><text:span text:style-name="T8"/></text:p>
      <text:p text:style-name="P3"><text:span text:style-name="T8"/></text:p>
      <text:p text:style-name="P4"><text:span text:style-name="T9">3RD SEPTEMBER, 2018.</text:span></text:p>
      <text:p text:style-name="P5"><text:span text:style-name="T10"/></text:p>
      <text:p text:style-name="P5"><text:span text:style-name="T10"/></text:p>
      <text:p text:style-name="P5"><text:span text:style-name="T10"/></text:p>
      <text:p text:style-name="P5"><text:span text:style-name="T11">DIFFERENCE BETWEEN A SCIENTIFIC THEORY AND A SCIENTIFIC LAW?</text:span></text:p>
      <text:p text:style-name="P6"><text:span text:style-name="T12"/></text:p>
      <text:list text:style-name="L7">
        <text:list-item>
          <text:p text:style-name="P7"><text:span text:style-name="T13">A scientific theory describes a pattern of observations, while a scientific law is an educated guess based on observation.</text:span></text:p>
        </text:list-item>
      </text:list>
      <text:p text:style-name="P8"><text:span text:style-name="T14"/></text:p>
      <text:list text:style-name="L9">
        <text:list-item>
          <text:p text:style-name="P9"><text:span text:style-name="T15">A scientific theory is based on a few experiments, while a scientific law is based on many experiments.</text:span></text:p>
        </text:list-item>
      </text:list>
      <text:p text:style-name="P10"><text:span text:style-name="T16"/></text:p>
      <text:list text:style-name="L11">
        <text:list-item>
          <text:p text:style-name="P11"><text:span text:style-name="T17"><text:s/>A scientific theory is an explanation that best fits a pattern of observations, while a scientific law is an accepted statement that describes a consistently observed pattern.</text:span></text:p>
        </text:list-item>
      </text:list>
      <text:p text:style-name="P12"><text:span text:style-name="T18"/></text:p>
      <text:list text:style-name="L13">
        <text:list-item>
          <text:p text:style-name="P13"><text:span text:style-name="T19">A scientific theory is a law of nature and does not change, while a scientific law is modified when new eviden</text:span></text:p>
        </text:list-item>
      </text:list>
      <text:p text:style-name="P14"><text:span text:style-name="T20"/></text:p>
      <text:list text:style-name="L15">
        <text:list-item>
          <text:p text:style-name="P15"><text:span text:style-name="T21">Theory:<text:s text:c="2"/>a group of laws working together, combined with attempted explanations as to why they work, to explain a group of related phenomena -- electromagnetic theory, for instance.ce is found.</text:span></text:p>
        </text:list-item>
        <text:list-item>
          <text:p text:style-name="P15"><text:span text:style-name="T21">Law:<text:s text:c="2"/>group of facts that have a consistent mathematical relationship -- F = k*q1q2/r^2 for point charges, for instance.</text:span></text:p>
        </text:list-item>
      </text:list>
      <text:p text:style-name="P16"><text:span text:style-name="T22"/></text:p>
      <text:list text:style-name="L17">
        <text:list-item>
          <text:p text:style-name="P17"><text:span text:style-name="T23">Law: In technical scientific language this refers to an explanation for a limited or incomplete set of observations under very specific conditions. A good example is Newtons's "Law" of Gravity. Newton's "Law" of Gravity is accurate for most situations in and around the surface of the earth. However, there are known observations that do not fit into Newton's "Law" of Gravity. For example, the orbit of Mercury around the sun does not follow Newton's "Law" of Gravity. This exception is a scientifically verifiable "observation" that shows us Newton's explanation of Gravity is incomplete and thus is only a "Law."</text:span></text:p>
        </text:list-item>
      </text:list>
      <text:p text:style-name="P18"><text:span text:style-name="T24"/></text:p>
      <text:list text:style-name="L19">
        <text:list-item>
          <text:p text:style-name="P19"><text:span text:style-name="T25">Theory: In technical scientific language a "theroy" is the best available explanation that describes something completely in all possible situations. It has to be verified by scientific evidence, it cannot be scientifically disproven or have demonstrated exceptions, and it has to be accepted by a consensus of the scientific community (usually &gt;~90% of researchers in that field). It's called a scientific "theory" because the scientific community recognizes some future observation may dispute the current "theory" (as happened to Newton's explanation of Gravity when Mercury was discovered long after his death). However, today's scientific "theory" is the closest translation to the commonly used phrase "scientific fact" from common (non-technical) language. A good example of a "theory" is Einstein's "Theory" of General Relativity. Einstein's "Theory" of General Relativity is a complete explanation of the concept of gravity in all know situations and has never been disproven by any scientific "observation." Unlike Newton's "Law" of Gravity, it can be used to successfully calculate the orbit of Mercury. </text:span></text:p>
        </text:list-item>
      </text:list>
      <text:p text:style-name="P20"><text:span text:style-name="T26"/></text:p>
      <text:p text:style-name="P20"><text:span text:style-name="T26"/></text:p>
      <text:p text:style-name="P21"><text:span text:style-name="T27">UNIVERSAL GRAVITATION</text:span></text:p>
      <text:p text:style-name="P22"><text:span text:style-name="T28">Newton's law of universal gravitation states that every particle attracts every other particle in the universe with a force which is directly proportional to the product of their masses and inversely proportional to the square of the distance between their centers.[note 1] This is a general physical law derived from empirical observations by what Isaac Newton called inductive reasoning.[1] It is a part of classical mechanics and was formulated in Newton's work Philosophiæ Naturalis Principia Mathematica ("the Principia"), first published on 5 July 1686. When Newton's book was presented in 1686 to the Royal Society, Robert Hooke made a claim that Newton had obtained the inverse square law from him.</text:span></text:p>
      <text:p text:style-name="P22"><text:span text:style-name="T29"/></text:p>
      <text:p text:style-name="P22"><text:span text:style-name="T30">In today's language, the law states that every point mass attracts every other point mass by a force acting along the line intersecting both points. The force is proportional to the product of the two masses, and inversely proportional to the square of the distance between them.[2]</text:span></text:p>
      <text:p text:style-name="P22"><text:span text:style-name="T31"/></text:p>
      <text:p text:style-name="P22"><text:span text:style-name="T32">The equation for universal gravitation thus takes the form:</text:span></text:p>
      <text:p text:style-name="P23"><text:span text:style-name="T33">F= G<text:s/></text:span><text:span text:style-name="T34">m1m2/r2</text:span></text:p>
      <text:p text:style-name="P24"><text:span text:style-name="T35"/></text:p>
      <text:p text:style-name="P24"><text:span text:style-name="T36">where F is the gravitational force acting between two objects, m1 and m2 are the masses of the objects, r is the distance between the centers of their masses, and G is the gravitational constant.</text:span></text:p>
      <text:p text:style-name="P24"><text:span text:style-name="T37"/></text:p>
      <text:p text:style-name="P24"><text:span text:style-name="T38">The first test of Newton's theory of gravitation between masses in the laboratory was the Cavendish experiment conducted by the British scientist Henry Cavendish in 1798.[3] It took place 111 years after the publication of Newton's Principia and approximately 71 years after his death.</text:span></text:p>
      <text:p text:style-name="P24"><text:span text:style-name="T39"/></text:p>
      <text:p text:style-name="P24"><text:span text:style-name="T40">Newton's law of gravitation resembles Coulomb's law of electrical forces, which is used to calculate the magnitude of the electrical force arising between two charged bodies. Both are inverse-square laws, where force is inversely proportional to the square of the distance between the bodies. Coulomb's law has the product of two charges in place of the product of the masses, and the electrostatic constant in place of the gravitational constant.</text:span></text:p>
      <text:p text:style-name="P24"><text:span text:style-name="T41"/></text:p>
      <text:p text:style-name="P24"><text:span text:style-name="T42">Newton's law has since been superseded by Albert Einstein's theory of general relativity, but it continues to be used as an excellent approximation of the effects of gravity in most applications. Relativity is required only when there is a need for extreme precision, or when dealing with very strong gravitational fields, such as those found near extremely massive and dense objects, or at very close distances (such as Mercury's orbit around the Sun).</text:span></text:p>
      <text:p text:style-name="P24"><text:span text:style-name="T43"/></text:p>
      <text:p text:style-name="P24"><text:span text:style-name="T44">EVOLUTION BY NATURAL SELECTION</text:span></text:p>
      <text:p text:style-name="P24"><text:span text:style-name="T45">Natural selection is the differential survival and reproduction of individuals due to differences in phenotype. It is a key mechanism of evolution, the change in the heritable traits characteristic of a population over generations. Charles Darwin popularised the term "natural selection", contrasting it with artificial selection, which is intentional, whereas natural selection is not.</text:span></text:p>
      <text:p text:style-name="P24"><text:span text:style-name="T46"/></text:p>
      <text:p text:style-name="P24"><text:span text:style-name="T47">Variation exists within all populations of organisms. This occurs partly because random mutations arise in the genome of an individual organism, and offspring can inherit such mutations. Throughout the lives of the individuals, their genomes interact with their environments to cause variations in traits. The environment of a genome includes the molecular biology in the cell, other cells, other individuals, populations, species, as well as the abiotic environment. Because individuals with certain variants of the trait tend to survive and reproduce more than individuals with other, less successful variants, the population evolves. Other factors affecting reproductive success include sexual selection (now often included in natural selection) and fecundity selection.</text:span></text:p>
      <text:p text:style-name="P24"><text:span text:style-name="T48"/></text:p>
      <text:p text:style-name="P24"><text:span text:style-name="T49">Natural selection acts on the phenotype, the characteristics of the organism which actually interact with the environment, but the genetic (heritable) basis of any phenotype that gives that phenotype a reproductive advantage may become more common in a population. Over time, this process can result in populations that specialise for particular ecological niches (microevolution) and may eventually result in speciation (the emergence of new species, macroevolution). In other words, natural selection is a key process in the evolution of a population.</text:span></text:p>
      <text:p text:style-name="P24"><text:span text:style-name="T50"/></text:p>
      <text:p text:style-name="P24"><text:span text:style-name="T51">Natural selection is a cornerstone of modern biology. The concept, published by Darwin and Alfred Russel Wallace in a joint presentation of papers in 1858, was elaborated in Darwin's influential 1859 book On the Origin of Species by Means of Natural Selection, or the Preservation of Favoured Races in the Struggle for Life. He described natural selection as analogous to artificial selection, a process by which animals and plants with traits considered desirable by human breeders are systematically favoured for reproduction. The concept of natural selection originally developed in the absence of a valid theory of heredity; at the time of Darwin's writing, science had yet to develop modern theories of genetics. The union of traditional Darwinian evolution with subsequent discoveries in classical genetics formed the modern synthesis of the mid-20th century. The addition of molecular genetics has led to evolutionary developmental biology, which explains evolution at the molecular level. While genotypes can slowly change by random genetic drift, natural selection remains the primary explanation for adaptive evolution.</text:span></text:p>
      <text:p text:style-name="P24"><text:span text:style-name="T52"/></text:p>
      <text:p text:style-name="P24"><text:span text:style-name="T53">ATOMIC THEORY</text:span></text:p>
      <text:p text:style-name="P24"><text:span text:style-name="T54">In chemistry and physics, atomic theory is a scientific theory of the nature of matter, which states that matter is composed of discrete units called atoms. It began as a philosophical concept in ancient Greece and entered the scientific mainstream in the early 19th century when discoveries in the field of chemistry showed that matter did indeed behave as if it were made up of atoms.</text:span></text:p>
      <text:p text:style-name="P24"><text:span text:style-name="T55"/></text:p>
      <text:p text:style-name="P24"><text:span text:style-name="T56">The word atom comes from the Ancient Greek adjective atomos, meaning "indivisible".[1] 19th century chemists began using the term in connection with the growing number of irreducible chemical elements. While seemingly apropos, around the turn of the 20th century, through various experiments with electromagnetism and radioactivity, physicists discovered that the so-called "uncuttable atom" was actually a conglomerate of various subatomic particles (chiefly, electrons, protons and neutrons) which can exist separately from each other. In fact, in certain extreme environments, such as neutron stars, extreme temperature and pressure prevents atoms from existing at all.</text:span></text:p>
      <text:p text:style-name="P24"><text:span text:style-name="T57"/></text:p>
      <text:p text:style-name="P24"><text:span text:style-name="T58">Since atoms were found to be divisible, physicists later invented the term "elementary particles" to describe the "uncuttable", though not indestructible, parts of an atom. The field of science which studies subatomic particles is particle physics, and it is in this field that physicists hope to discover the true fundamental nature of matter.</text:span></text:p>
      <text:p text:style-name="P24"><text:span text:style-name="T59"/></text:p>
      <text:p text:style-name="P24"><text:span text:style-name="T60">GENETIC THEORY</text:span></text:p>
      <text:p text:style-name="P24"><text:span text:style-name="T61">The genetic theory of aging states that lifespan is largely determined by the genes we inherit. According to the theory, our longevity is primarily determined at the moment of conception and is largely reliant on our parents and their genes.</text:span></text:p>
      <text:p text:style-name="P24"><text:span text:style-name="T62"/></text:p>
      <text:p text:style-name="P24"><text:span text:style-name="T63">The basis behind this theory is that segments of DNA that occur at the end of chromosomes, called telomeres, determine the maximum lifespan of a cell. Telomeres are pieces of "junk" DNA at the end of chromosomes which become shorter every time a cell divides. These telomeres become shorter and shorter and eventually, the cells cannot divide without losing important pieces of DNA.</text:span></text:p>
      <text:p text:style-name="P24"><text:span text:style-name="T64"/></text:p>
      <text:p text:style-name="P24"><text:span text:style-name="T65">Before delving into the tenets of how genetics affects aging, and the arguments for and against this theory, it's helpful to briefly discuss the primary categories of aging theories and some of the specific theories in these categories. At the current time, there is not one theory or even one category of theories which can explain everything we observe in the aging process.</text:span></text:p>
      <text:p text:style-name="P24"><text:span text:style-name="T66"/></text:p>
      <text:p text:style-name="P24"><text:span text:style-name="T67">Theories of Aging</text:span></text:p>
      <text:p text:style-name="P24"><text:span text:style-name="T67">There are two primary categories of aging theories which differ fundamentally in what can be referred to as the "purpose" of aging. In the first category, aging is essentially an accident; an accumulation of damage and wear and tear to the body which eventually leads to death. In contrast, programmed aging theories view aging as an intentional process, controlled in a way that can be likened to other phases of life such as puberty.</text:span></text:p>
      <text:p text:style-name="P24"><text:span text:style-name="T68"/></text:p>
      <text:p text:style-name="P25"><text:span text:style-name="T69">THE CONTRIBUTIONS OF CHARLES DARWIN TO THE DEVELOPMET OF MODERN SCIENCE</text:span></text:p>
      <text:p text:style-name="P26"><text:span text:style-name="T70"/></text:p>
      <text:list text:style-name="L27">
        <text:list-item>
          <text:p text:style-name="P27"><text:span text:style-name="T71">First</text:span><text:span text:style-name="T72">, Darwinism rejects all supernatural phenomena and causations. The theory of evolution by natural selection explains the adaptedness and diversity of the world solely materialistically. It no longer requires God as creator or designer (although one is certainly still free to believe in God even if one accepts evolution). Darwin pointed out that creation, as described in the Bible and the origin accounts of other cultures, was contradicted by almost any aspect of the natural world. Every aspect of the “wonderful design” so admired by the natural theologians could be explained by natural selection. (A closer look also reveals that design is often not so wonderful</text:span><text:span text:style-name="T73">—</text:span><text:span text:style-name="T74">see<text:s/></text:span><text:span text:style-name="T75">“</text:span><text:span text:style-name="T76">Evolution and the Origins of Disease,</text:span><text:span text:style-name="T77">”</text:span><text:span text:style-name="T78"><text:s/>by Randolph M. Nesse and George C. Williams; Scientific American, November 1998.) Eliminating God from science made room for strictly scientific explanations of all natural phenomena; it gave rise to positivism; it produced a powerful intellectual and spiritual revolution, the effects of which have lasted to this day.</text:span></text:p>
        </text:list-item>
      </text:list>
      <text:p text:style-name="P28"><text:span text:style-name="T79"/></text:p>
      <text:list text:style-name="L29">
        <text:list-item>
          <text:p text:style-name="P29"><text:span text:style-name="T80">Second,</text:span><text:span text:style-name="T81"><text:s/>Darwinism refutes typology. From the time of the Pythagoreans and Plato, the general concept of the diversity of the world emphasized its invariance and stability. This viewpoint is called typology, or essentialism. The seeming variety, it was said, consisted of a limited number of natural kinds (essences or types), each one forming a class. The members of each class were thought to be identical, constant, and sharply separated from the members of other essences.</text:span></text:p>
        </text:list-item>
      </text:list>
      <text:p text:style-name="P30"><text:span text:style-name="T81">Variation, in contrast, is nonessential and accidental. A triangle illustrates essentialism: all triangles have the same fundamental characteristics and are sharply delimited against quadrangles or any other geometric figures. An intermediate between a triangle and a quadrangle is inconceivable. Typological thinking, therefore, is unable to accommodate variation and gives rise to a misleading conception of human races. For the typologist, Caucasians, Africans, Asians or Inuits are types that conspicuously differ from other human ethnic groups. This mode of thinking leads to racism. (Although the ignorant misapplication of evolutionary theory known as “social Darwinism” often gets blamed for justifications of racism, adherence to the disproved essentialism preceding Darwin in fact can lead to a racist viewpoint.)</text:span></text:p>
      <text:p text:style-name="P30"><text:span text:style-name="T81">Darwin completely rejected typological thinking and introduced instead the entirely different concept now called population thinking. All groupings of living organisms, including humanity, are populations that consist of uniquely different individuals. No two of the six billion humans are the same. Populations vary not by their essences but only by mean statistical differences. By rejecting the constancy of populations, Darwin helped to introduce history into scientific thinking and to promote a distinctly new approach to explanatory interpretation in science.</text:span></text:p>
      <text:list text:style-name="L31">
        <text:list-item>
          <text:p text:style-name="P31"><text:span text:style-name="T82">Third,</text:span><text:span text:style-name="T83"><text:s/>Darwin’s theory of natural selection made any invocation of teleology unnecessary. From the Greeks onward, there existed a universal belief in the existence of a teleological force in the world that led to ever greater perfection. This “final cause” was one of the causes specified by Aristotle. After Kant, in the Critique of Judgment, had unsuccessfully attempted to describe biological phenomena with the help of a physicalist Newtonian explanation, he then invoked teleological forces. Even after 1859, teleological explanations (orthogenesis) continued to be quite popular in evolutionary biology. The acceptance of the Scala Naturae and the explanations of natural theology were other manifestations of the popularity of teleology. Darwinism swept such considerations away.</text:span></text:p>
        </text:list-item>
      </text:list>
      <text:p text:style-name="P32"><text:span text:style-name="T83">(The designation “teleological” actually applied to various different phenomena. Many seemingly end-directed processes in inorganic nature are the simple consequence of natural laws</text:span><text:span text:style-name="T84">—</text:span><text:span text:style-name="T85">a stone falls or a heated piece of metal cools because of laws of physics, not some end-directed process. Processes in living organisms owe their apparent goal-directedness to the operation of an inborn genetic or acquired program. Adapted systems, such as the heart or kidneys, may engage in activities that can be considered goal seeking, but the systems themselves were acquired during evolution and are continuously fine-tuned by natural selection. Finally, there was a belief in cosmic teleology, with a purpose and predetermined goal ascribed to everything in nature. Modern science, however, is unable to substantiate the existence of any such cosmic teleology.)</text:span></text:p>
      <text:p text:style-name="P32"><text:span text:style-name="T86"/></text:p>
      <text:p text:style-name="P32"><text:span text:style-name="T86"/></text:p>
      <text:list text:style-name="L33">
        <text:list-item>
          <text:p text:style-name="P33"><text:span text:style-name="T87">Fourth,</text:span><text:span text:style-name="T88"><text:s/>Darwin does away with determinism. Laplace notoriously boasted that a complete knowledge of the current world and all its processes would enable him to predict the future to infinity. Darwin, by comparison, accepted the universality of randomness and chance throughout the process of natural selection. (Astronomer and philosopher John Herschel referred to natural selection contemptuously as “the law of the higgledy-piggledy.”) That chance should play an important role in natural processes has been an unpalatable thought for many physicists. Einstein expressed this distaste in his statement, “God does not play dice.” Of course, as previously mentioned, only the first step in natural selection, the production of variation, is a matter of chance. The character of the second step, the actual selection, is to be directional.</text:span></text:p>
        </text:list-item>
      </text:list>
      <text:p text:style-name="P34"><text:span text:style-name="T88">Despite the initial resistance by physicists and philosophers, the role of contingency and chance in natural processes is now almost universally acknowledged. Many biologists and philosophers deny the existence of universal laws in biology and suggest that all regularities be stated in probabilistic terms, as nearly all so-called biological laws have exceptions. Philosopher of science Karl Popper’s famous test of falsification therefore cannot be applied in these cases.</text:span></text:p>
      <text:list text:style-name="L35">
        <text:list-item>
          <text:p text:style-name="P35"><text:span text:style-name="T89">Fifth,</text:span><text:span text:style-name="T90"><text:s/>Darwin developed a new view of humanity and, in turn, a new anthropocentrism. Of all of Darwin’s proposals, the one his contemporaries found most difficult to accept was that the theory of common descent applied to Man. For theologians and philosophers alike, Man was a creature above and apart from other living beings. Aristotle, Descartes and Kant agreed on this sentiment, no matter how else their thinking diverged. But biologists Thomas Huxley and Ernst Haeckel revealed through rigorous comparative anatomical study that humans and living apes clearly had common ancestry, an assessment that has never again been seriously questioned in science. The application of the theory of common descent to Man deprived man of his former unique position.</text:span></text:p>
        </text:list-item>
      </text:list>
      <text:p text:style-name="P36"><text:span text:style-name="T90">Ironically, though, these events did not lead to an end to anthropocentrism. The study of man showed that, in spite of his descent, he is indeed unique among all organisms. Human intelligence is unmatched by that of any other creature. Humans are the only animals with true language, including grammar and syntax. Only humanity, as Darwin emphasized, has developed genuine ethical systems. In addition, through high intelligence, language and long parental care, humans are the only creatures to have created a rich culture. And by these means, humanity has attained, for better or worse, an unprecedented dominance over the entire globe.</text:span></text:p>
      <text:list text:style-name="L37">
        <text:list-item>
          <text:p text:style-name="P37"><text:span text:style-name="T91">Sixth,</text:span><text:span text:style-name="T92"><text:s/>Darwin provided a scientific foundation for ethics. The question is frequently raised</text:span><text:span text:style-name="T93">—</text:span><text:span text:style-name="T94">and usually rebuffed</text:span><text:span text:style-name="T95">—</text:span><text:span text:style-name="T96"><text:s/>as to whether evolution adequately explains healthy human ethics. Many wonder how, if selection rewards the individual only for behavior that enhances his own survival and reproductive success, such pure selfishness can lead to any sound ethics. The widespread thesis of social Darwinism, promoted at the end of the 19th century by Spencer, was that evolutionary explanations were at odds with the development of ethics.</text:span></text:p>
        </text:list-item>
      </text:list>
      <text:p text:style-name="P38"><text:span text:style-name="T97">We now know, however, that in a social species not only the individual must be considered</text:span><text:span text:style-name="T98">—</text:span><text:span text:style-name="T99">an entire social group can be the target of selection. Darwin applied this reasoning to the human species in 1871 in The Descent of Man. The survival and prosperity of a social group depends to a large extent on the harmonious cooperation of the members of the group, and this behavior must be based on altruism. Such altruism, by furthering the survival and prosperity of the group, also indirectly benefits the fitness of the group</text:span><text:span text:style-name="T100">’</text:span><text:span text:style-name="T101">s individuals. The result amounts to selection favoring altruistic behavior.</text:span></text:p>
      <text:p text:style-name="P38"><text:span text:style-name="T102">Kin selection and reciprocal helpfulness in particular will be greatly favoured in a social group. Such selection for altruism has been demonstrated in recent years to be widespread among many other social animals. One can then perhaps encapsulate the relation between ethics and evolution by saying that a propensity for altruism and harmonious cooperation in social groups is favored by natural selection. The old thesis of social Darwinism</text:span><text:span text:style-name="T103">—</text:span><text:span text:style-name="T104">strict selfishness</text:span><text:span text:style-name="T105">—</text:span><text:span text:style-name="T106">was based on an incomplete understanding of animals, particularly social species.</text:span></text:p>
      <text:p text:style-name="P38"><text:span text:style-name="T107"/></text:p>
      <text:p text:style-name="P38"><text:span text:style-name="T108">REFERENCES </text:span></text:p>
      <text:p text:style-name="P38"><text:span text:style-name="T108">WIKIPEDIA; Karin Gonzalez</text:span></text:p>
      <text:p text:style-name="P38"><text:span text:style-name="T108">Jin, K. Modern Biological Theories of Aging. Aging and Disease. 2010. 1(2):72-74.</text:span></text:p>
      <text:p text:style-name="P38"><text:span text:style-name="T108">Kasper, Dennis, Anthony Fauci, Stephen Hauser, Dan Longo, and J. Jameson. Harrison's Principles of Internal Medicine. New York: McGraw-Hill Education, 2015. Print.</text:span></text:p>
      <text:p text:style-name="P38"><text:span text:style-name="T108">Kumar, Vinay, Abul K. Abbas, Jon C. Aster, and James A. Perkins. Robbins and Cotran Pathologic Basis of Disease. Philadelphia, PA: Elsevier/Saunders, 2015. Print.</text:span></text:p>
      <text:p text:style-name="P38"><text:span text:style-name="T108">Leung, C., Laraia, B., Needham, B. et al. Soda and Cell Aging: Associations Between Sugar-Sweetened Beverage Consumption and Leukocyte Telomere Length in Healthy Adults From the National Health and Nutrition Examination Surveys. American Journal of Public Health. 2014. 104(12):2425-31.</text:span></text:p>
      <text:p text:style-name="P38"><text:span text:style-name="T108">Smith, J., and R. Daniel. Stem Cells and Aging: A Chicken-Or-The-Egg Issue?. Aging and Disease. 2012. 3(3):260-267.</text:span></text:p>
      <text:p text:style-name="P38"><text:span text:style-name="T108">SCIENTIFIC AMERICAN; BY ERNST MAYR</text:span></text:p>
      <text:p text:style-name="P38"><text:span text:style-name="T108">September 23, 1999.</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